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cbf2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paragraph-rsid="000cbf2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f23" officeooo:paragraph-rsid="000cbf23" style:font-size-asian="12.25pt" style:font-weight-asian="normal" style:font-size-complex="14pt" style:font-weight-complex="normal"/>
    </style:style>
    <style:style style:name="T1" style:family="text">
      <style:text-properties officeooo:rsid="000cbf23"/>
    </style:style>
    <style:style style:name="T2" style:family="text">
      <style:text-properties fo:font-size="14pt" officeooo:rsid="000cbf23" style:font-size-asian="12.25pt" style:font-size-complex="14pt"/>
    </style:style>
    <style:style style:name="T3" style:family="text">
      <style:text-properties fo:font-size="16pt" officeooo:rsid="0010f0d0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3</text:span></text:p>
      <text:p text:style-name="P2"/>
      <text:p text:style-name="P3"/>
      <text:p text:style-name="P5">1) <text:s/>Does ANSI recognize the data type DATE ?</text:p>
      <text:p text:style-name="P5">Ans = </text:p>
      <text:p text:style-name="P5"/>
      <text:p text:style-name="P5"/>
      <text:p text:style-name="P5">2) Which Subdivision of SQL is used to insert values in tables ?</text:p>
      <text:p text:style-name="P4"><text:span text:style-name="T2">Ans = DMl</text:span> <text:span text:style-name="T3">(Data Manipulation Languag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31:59.105683928</meta:creation-date>
    <dc:date>2023-09-14T00:14:03.912155038</dc:date>
    <meta:editing-duration>PT4H2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2" meta:character-count="166" meta:non-whitespace-character-count="136"/>
  </office:meta>
</office:document-meta>
</file>